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1.04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6" text:anchor-type="paragraph" svg:x="12.619cm" svg:y="6.502cm" svg:width="13.201cm" svg:height="6.687cm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t4" text:anchor-type="paragraph" svg:x="12.882cm" svg:y="-0.808cm" svg:width="14.226cm" svg:height="7.798cm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t3" text:anchor-type="paragraph" svg:x="-1.044cm" svg:y="-0.942cm" svg:width="13.517cm" svg:height="8.142cm" draw:z-index="2"><draw:object xlink:href="./Object 3" xlink:type="simple" xlink:show="embed" xlink:actuate="onLoad"/><draw:image xlink:href="./ObjectReplacements/Object 3" xlink:type="simple" xlink:show="embed" xlink:actuate="onLoad"/></draw:frame><draw:frame text:anchor-type="paragraph" draw:z-index="6" draw:style-name="gr1" draw:text-style-name="P1" svg:width="8.217cm" svg:height="1.045cm" svg:x="9.874cm" svg:y="-1.61cm"><draw:text-box><text:p text:style-name="P1"><text:span text:style-name="T1">Tableau de Bord</text:span></text:p></draw:text-box></draw:frame></text:p>
      <text:p text:style-name="Standard"><draw:frame draw:style-name="fr1" draw:name="Objet5" text:anchor-type="paragraph" svg:x="-1.044cm" svg:y="0.487cm" svg:width="14.393cm" svg:height="5.817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t2" text:anchor-type="paragraph" svg:x="14.884cm" svg:y="6.685cm" svg:width="12.395cm" svg:height="3.163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t1" text:anchor-type="paragraph" svg:x="-1.439cm" svg:y="7.02cm" svg:width="15.385cm" svg:height="2.70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Rispal</meta:initial-creator>
    <meta:creation-date>2014-12-18T17:27:46.56</meta:creation-date>
    <dc:date>2014-12-19T01:05:00.44</dc:date>
    <dc:creator>Simon Rispal</dc:creator>
    <meta:editing-duration>PT13M10S</meta:editing-duration>
    <meta:editing-cycles>3</meta:editing-cycles>
    <meta:generator>OpenOffice/4.1.0$Win32 OpenOffice.org_project/410m18$Build-9764</meta:generator>
    <meta:document-statistic meta:table-count="0" meta:image-count="0" meta:object-count="6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5.637cm"/>
    </style:style>
    <style:style style:name="co5" style:family="table-column">
      <style:table-column-properties fo:break-before="auto" style:column-width="4.61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 style:data-style-name="N11"/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0"/>
          <table:table-cell office:value-type="string">
            <text:p>phase du projet </text:p>
          </table:table-cell>
          <table:table-cell office:value-type="string">
            <text:p>Etat </text:p>
          </table:table-cell>
          <table:table-cell table:style-name="Default" office:value-type="string">
            <text:p>progression </text:p>
          </table:table-cell>
          <table:table-cell office:value-type="string">
            <text:p>nombre de ressources assignées</text:p>
          </table:table-cell>
          <table:table-cell office:value-type="string">
            <text:p>détail</text:p>
          </table:table-cell>
        </table:table-row>
        <table:table-row table:style-name="ro1">
          <table:table-cell table:number-columns-repeated="10"/>
          <table:table-cell office:value-type="string">
            <text:p>initialisation </text:p>
          </table:table-cell>
          <table:table-cell table:style-name="ce1" office:value-type="string">
            <text:p>en retard </text:p>
          </table:table-cell>
          <table:table-cell office:value-type="percentage" office:value="0.94">
            <text:p>94,00%</text:p>
          </table:table-cell>
          <table:table-cell office:value-type="float" office:value="2">
            <text:p>2</text:p>
          </table:table-cell>
          <table:table-cell office:value-type="string">
            <text:p>simon, anthony</text:p>
          </table:table-cell>
        </table:table-row>
        <table:table-row table:style-name="ro1">
          <table:table-cell table:number-columns-repeated="10"/>
          <table:table-cell office:value-type="string">
            <text:p>expression des besoins</text:p>
          </table:table-cell>
          <table:table-cell office:value-type="string">
            <text:p>en cours </text:p>
          </table:table-cell>
          <table:table-cell office:value-type="percentage" office:value="0.07">
            <text:p>7,00%</text:p>
          </table:table-cell>
          <table:table-cell office:value-type="float" office:value="4">
            <text:p>4</text:p>
          </table:table-cell>
          <table:table-cell office:value-type="string">
            <text:p>Okba,Romain,Hang, Victor</text:p>
          </table:table-cell>
        </table:table-row>
        <table:table-row table:style-name="ro1">
          <table:table-cell table:number-columns-repeated="10"/>
          <table:table-cell office:value-type="string">
            <text:p>Description des solutions</text:p>
          </table:table-cell>
          <table:table-cell office:value-type="string">
            <text:p>non commencé</text:p>
          </table:table-cell>
          <table:table-cell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Évaluation des solutions</text:p>
          </table:table-cell>
          <table:table-cell office:value-type="string">
            <text:p>non commencé</text:p>
          </table:table-cell>
          <table:table-cell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bilan du projet </text:p>
          </table:table-cell>
          <table:table-cell office:value-type="string">
            <text:p>non commencé </text:p>
          </table:table-cell>
          <table:table-cell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17:2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5.63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0"/>
          <table:table-cell office:value-type="string">
            <text:p>livrables </text:p>
          </table:table-cell>
          <table:table-cell office:value-type="string">
            <text:p>état </text:p>
          </table:table-cell>
          <table:table-cell office:value-type="string">
            <text:p>livré </text:p>
          </table:table-cell>
          <table:table-cell office:value-type="string">
            <text:p>date de livraison </text:p>
          </table:table-cell>
        </table:table-row>
        <table:table-row table:style-name="ro1">
          <table:table-cell table:number-columns-repeated="10"/>
          <table:table-cell office:value-type="string">
            <text:p>dossier d’initialisation </text:p>
          </table:table-cell>
          <table:table-cell table:style-name="ce1" office:value-type="string">
            <text:p>en retard </text:p>
          </table:table-cell>
          <table:table-cell office:value-type="string">
            <text:p>non </text:p>
          </table:table-cell>
          <table:table-cell table:style-name="ce3" office:value-type="date" office:date-value="2014-12-12">
            <text:p>12/12/14</text:p>
          </table:table-cell>
        </table:table-row>
        <table:table-row table:style-name="ro1">
          <table:table-cell table:number-columns-repeated="10"/>
          <table:table-cell office:value-type="string">
            <text:p>PAQ</text:p>
          </table:table-cell>
          <table:table-cell table:style-name="ce2" office:value-type="string">
            <text:p>terminé </text:p>
          </table:table-cell>
          <table:table-cell office:value-type="string">
            <text:p>oui </text:p>
          </table:table-cell>
          <table:table-cell table:style-name="ce3" office:value-type="date" office:date-value="2014-12-12">
            <text:p>12/12/14</text:p>
          </table:table-cell>
        </table:table-row>
        <table:table-row table:style-name="ro1">
          <table:table-cell table:number-columns-repeated="10"/>
          <table:table-cell office:value-type="string">
            <text:p>Dossier d'EB</text:p>
          </table:table-cell>
          <table:table-cell office:value-type="string">
            <text:p>en cours </text:p>
          </table:table-cell>
          <table:table-cell office:value-type="string">
            <text:p>non </text:p>
          </table:table-cell>
          <table:table-cell table:style-name="ce3" office:value-type="date" office:date-value="2015-01-13">
            <text:p>13/01/15</text:p>
          </table:table-cell>
        </table:table-row>
        <table:table-row table:style-name="ro1">
          <table:table-cell table:number-columns-repeated="10"/>
          <table:table-cell office:value-type="string">
            <text:p>Dossier de solution 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3" office:value-type="date" office:date-value="2015-01-23">
            <text:p>23/01/15</text:p>
          </table:table-cell>
        </table:table-row>
        <table:table-row table:style-name="ro1">
          <table:table-cell table:number-columns-repeated="10"/>
          <table:table-cell office:value-type="string">
            <text:p>Dossier de choix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3" office:value-type="date" office:date-value="2015-01-27">
            <text:p>27/01/15</text:p>
          </table:table-cell>
        </table:table-row>
        <table:table-row table:style-name="ro1">
          <table:table-cell table:number-columns-repeated="10"/>
          <table:table-cell office:value-type="string">
            <text:p>bilan du projet <text:s/>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3" office:value-type="date" office:date-value="2015-01-27">
            <text:p>27/01/1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17:3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16cm" svg:height="8.141cm" xlink:href="." xlink:type="simple" chart:class="chart:scatter" chart:style-name="ch1">
        <chart:title svg:x="1.608cm" svg:y="0.298cm" chart:style-name="ch2">
          <text:p>Progression prévue et effective en fonction du temps</text:p>
        </chart:title>
        <chart:legend svg:x="1.345cm" svg:y="1.852cm" style:legend-expansion="custom" chartooo:width="4.044cm" chartooo:height="1.715cm" style:legend-expansion-aspect-ratio="2.35801749271137" chart:style-name="ch3"/>
        <chart:plot-area chart:style-name="ch4" chart:data-source-has-labels="both" svg:x="0.536cm" svg:y="1.452cm" svg:width="13.445cm" svg:height="6.208cm">
          <chartooo:coordinate-region svg:x="1.263cm" svg:y="1.665cm" svg:width="11.99cm" svg:height="5.322cm"/>
          <chart:axis chart:dimension="x" chart:name="primary-x" chart:style-name="ch5" chartooo:axis-type="auto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attached-axis="primary-y" chart:style-name="ch9" chart:values-cell-range-address="local-table.$D$2:.$D$8" chart:label-cell-address="local-table.$D$1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gression réelle</text:p>
              </table:table-cell>
              <table:table-cell office:value-type="string">
                <text:p>progression attendue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41991">
                <text:p>41991</text:p>
              </table:table-cell>
              <table:table-cell office:value-type="float" office:value="0.18">
                <text:p>0.18</text:p>
              </table:table-cell>
              <table:table-cell office:value-type="float" office:value="0.280334728033473">
                <text:p>0.280334728033473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42012">
                <text:p>42012</text:p>
              </table:table-cell>
              <table:table-cell office:value-type="float" office:value="NaN">
                <text:p>NaN</text:p>
              </table:table-cell>
              <table:table-cell office:value-type="float" office:value="0.374476987447699">
                <text:p>0.374476987447699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42016">
                <text:p>4201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42019">
                <text:p>42019</text:p>
              </table:table-cell>
              <table:table-cell office:value-type="float" office:value="NaN">
                <text:p>NaN</text:p>
              </table:table-cell>
              <table:table-cell office:value-type="float" office:value="0.631799163179916">
                <text:p>0.631799163179916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42023">
                <text:p>42023</text:p>
              </table:table-cell>
              <table:table-cell office:value-type="float" office:value="NaN">
                <text:p>NaN</text:p>
              </table:table-cell>
              <table:table-cell office:value-type="float" office:value="0.730125523012552">
                <text:p>0.730125523012552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42026">
                <text:p>42026</text:p>
              </table:table-cell>
              <table:table-cell office:value-type="float" office:value="NaN">
                <text:p>NaN</text:p>
              </table:table-cell>
              <table:table-cell office:value-type="float" office:value="0.828451882845188">
                <text:p>0.828451882845188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25cm" svg:height="7.797cm" xlink:href="." xlink:type="simple" chart:class="chart:line" chart:style-name="ch1">
        <chart:title svg:x="0.59cm" svg:y="0.255cm" chart:style-name="ch2">
          <text:p>nombre d'heure réalisée et nombre d'heures estimée en fonction du temps</text:p>
        </chart:title>
        <chart:legend svg:x="1.487cm" svg:y="1.645cm" style:legend-expansion="custom" chartooo:width="3.687cm" chartooo:height="1.7cm" style:legend-expansion-aspect-ratio="2.16882352941176" chart:style-name="ch3"/>
        <chart:plot-area chart:style-name="ch4" chart:data-source-has-labels="both" svg:x="0.399cm" svg:y="1.388cm" svg:width="13.121cm" svg:height="5.972cm">
          <chartooo:coordinate-region svg:x="1.207cm" svg:y="1.601cm" svg:width="12.313cm" svg:height="5.086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series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 réaliser</text:p>
              </table:table-cell>
              <table:table-cell office:value-type="string">
                <text:p>nb d'heure estimées 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70.2">
                <text:p>70.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93cm" svg:height="5.817cm" xlink:href="." xlink:type="simple" chart:class="chart:bar" chart:style-name="ch1">
        <chart:title svg:x="3.197cm" svg:y="0.252cm" chart:style-name="ch2">
          <text:p>rendement horaire en fonction du temps </text:p>
        </chart:title>
        <chart:legend svg:x="2.317cm" svg:y="1.322cm" style:legend-expansion="custom" chartooo:width="2.964cm" chartooo:height="2.106cm" style:legend-expansion-aspect-ratio="1.40740740740741" chart:style-name="ch3"/>
        <chart:plot-area chart:style-name="ch4" chart:data-source-has-labels="both" svg:x="0.012cm" svg:y="0.59cm" svg:width="14.183cm" svg:height="5.347cm">
          <chartooo:coordinate-region svg:x="0.924cm" svg:y="0.802cm" svg:width="13.271cm" svg:height="4.462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ment réel </text:p>
              </table:table-cell>
              <table:table-cell office:value-type="string">
                <text:p>rendement estimé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cm" svg:height="6.686cm" xlink:href="." xlink:type="simple" chart:class="chart:bar" chart:style-name="ch1">
        <chart:title svg:x="1.635cm" svg:y="0.269cm" chart:style-name="ch2">
          <text:p>Evolution du moral du groupe en fonction du temps</text:p>
        </chart:title>
        <chart:legend chart:legend-position="end" svg:x="9.191cm" svg:y="3.031cm" style:legend-expansion="high" chart:style-name="ch3"/>
        <chart:plot-area chart:style-name="ch4" chart:data-source-has-labels="both" svg:x="0.714cm" svg:y="1.447cm" svg:width="7.949cm" svg:height="4.686cm">
          <chartooo:coordinate-region svg:x="1.479cm" svg:y="1.659cm" svg:width="7.184cm" svg:height="3.801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al du groupe (/10)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